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82.6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64.35pt"/>
    </style:style>
    <style:style style:name="co6" style:family="table-column">
      <style:table-column-properties fo:break-before="auto" style:column-width="89.35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57.6pt"/>
    </style:style>
    <style:style style:name="co9" style:family="table-column">
      <style:table-column-properties fo:break-before="auto" style:column-width="73.81pt"/>
    </style:style>
    <style:style style:name="co10" style:family="table-column">
      <style:table-column-properties fo:break-before="auto" style:column-width="42.7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ople-annota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518" calcext:value-type="float">
            <text:p>2518</text:p>
          </table:table-cell>
          <table:table-cell office:value-type="float" office:value="1278" calcext:value-type="float">
            <text:p>1278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84" calcext:value-type="float">
            <text:p>2184</text:p>
          </table:table-cell>
          <table:table-cell office:value-type="float" office:value="1275" calcext:value-type="float">
            <text:p>1275</text:p>
          </table:table-cell>
          <table:table-cell office:value-type="float" office:value="909" calcext:value-type="float">
            <text:p>90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029" calcext:value-type="float">
            <text:p>2029</text:p>
          </table:table-cell>
          <table:table-cell office:value-type="float" office:value="1360" calcext:value-type="float">
            <text:p>1360</text:p>
          </table:table-cell>
          <table:table-cell office:value-type="float" office:value="669" calcext:value-type="float">
            <text:p>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36" calcext:value-type="float">
            <text:p>1536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53" calcext:value-type="float">
            <text:p>1453</text:p>
          </table:table-cell>
          <table:table-cell office:value-type="float" office:value="1064" calcext:value-type="float">
            <text:p>106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30" calcext:value-type="float">
            <text:p>1430</text:p>
          </table:table-cell>
          <table:table-cell office:value-type="float" office:value="886" calcext:value-type="float">
            <text:p>886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384" calcext:value-type="float">
            <text:p>1384</text:p>
          </table:table-cell>
          <table:table-cell office:value-type="float" office:value="1307" calcext:value-type="float">
            <text:p>130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15" calcext:value-type="float">
            <text:p>1315</text:p>
          </table:table-cell>
          <table:table-cell office:value-type="float" office:value="1171" calcext:value-type="float">
            <text:p>117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167" calcext:value-type="float">
            <text:p>1167</text:p>
          </table:table-cell>
          <table:table-cell office:value-type="float" office:value="783" calcext:value-type="float">
            <text:p>783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23" calcext:value-type="float">
            <text:p>1123</text:p>
          </table:table-cell>
          <table:table-cell office:value-type="float" office:value="1093" calcext:value-type="float">
            <text:p>109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16" calcext:value-type="float">
            <text:p>1116</text:p>
          </table:table-cell>
          <table:table-cell office:value-type="float" office:value="1092" calcext:value-type="float">
            <text:p>10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81" calcext:value-type="float">
            <text:p>1081</text:p>
          </table:table-cell>
          <table:table-cell office:value-type="float" office:value="817" calcext:value-type="float">
            <text:p>817</text:p>
          </table:table-cell>
          <table:table-cell office:value-type="float" office:value="264" calcext:value-type="float">
            <text:p>26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1057" calcext:value-type="float">
            <text:p>1057</text:p>
          </table:table-cell>
          <table:table-cell office:value-type="float" office:value="656" calcext:value-type="float">
            <text:p>656</text:p>
          </table:table-cell>
          <table:table-cell office:value-type="float" office:value="401" calcext:value-type="float">
            <text:p>40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057" calcext:value-type="float">
            <text:p>1057</text:p>
          </table:table-cell>
          <table:table-cell office:value-type="float" office:value="876" calcext:value-type="float">
            <text:p>876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995" calcext:value-type="float">
            <text:p>995</text:p>
          </table:table-cell>
          <table:table-cell office:value-type="float" office:value="915" calcext:value-type="float">
            <text:p>9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97" calcext:value-type="float">
            <text:p>897</text:p>
          </table:table-cell>
          <table:table-cell office:value-type="float" office:value="808" calcext:value-type="float">
            <text:p>808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838" calcext:value-type="float">
            <text:p>838</text:p>
          </table:table-cell>
          <table:table-cell office:value-type="float" office:value="592" calcext:value-type="float">
            <text:p>592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69" calcext:value-type="float">
            <text:p>769</text:p>
          </table:table-cell>
          <table:table-cell office:value-type="float" office:value="733" calcext:value-type="float">
            <text:p>73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54" calcext:value-type="float">
            <text:p>754</text:p>
          </table:table-cell>
          <table:table-cell office:value-type="float" office:value="672" calcext:value-type="float">
            <text:p>67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45" calcext:value-type="float">
            <text:p>745</text:p>
          </table:table-cell>
          <table:table-cell office:value-type="float" office:value="545" calcext:value-type="float">
            <text:p>54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734" calcext:value-type="float">
            <text:p>734</text:p>
          </table:table-cell>
          <table:table-cell office:value-type="float" office:value="552" calcext:value-type="float">
            <text:p>552</text:p>
          </table:table-cell>
          <table:table-cell office:value-type="float" office:value="182" calcext:value-type="float">
            <text:p>18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717" calcext:value-type="float">
            <text:p>717</text:p>
          </table:table-cell>
          <table:table-cell office:value-type="float" office:value="679" calcext:value-type="float">
            <text:p>67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04" calcext:value-type="float">
            <text:p>704</text:p>
          </table:table-cell>
          <table:table-cell office:value-type="float" office:value="535" calcext:value-type="float">
            <text:p>53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02" calcext:value-type="float">
            <text:p>702</text:p>
          </table:table-cell>
          <table:table-cell office:value-type="float" office:value="584" calcext:value-type="float">
            <text:p>58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76" calcext:value-type="float">
            <text:p>676</text:p>
          </table:table-cell>
          <table:table-cell office:value-type="float" office:value="528" calcext:value-type="float">
            <text:p>52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65" calcext:value-type="float">
            <text:p>665</text:p>
          </table:table-cell>
          <table:table-cell office:value-type="float" office:value="522" calcext:value-type="float">
            <text:p>52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61" calcext:value-type="float">
            <text:p>661</text:p>
          </table:table-cell>
          <table:table-cell office:value-type="float" office:value="416" calcext:value-type="float">
            <text:p>416</text:p>
          </table:table-cell>
          <table:table-cell office:value-type="float" office:value="245" calcext:value-type="float">
            <text:p>24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58" calcext:value-type="float">
            <text:p>658</text:p>
          </table:table-cell>
          <table:table-cell office:value-type="float" office:value="435" calcext:value-type="float">
            <text:p>435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42" calcext:value-type="float">
            <text:p>642</text:p>
          </table:table-cell>
          <table:table-cell office:value-type="float" office:value="565" calcext:value-type="float">
            <text:p>56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20" calcext:value-type="float">
            <text:p>620</text:p>
          </table:table-cell>
          <table:table-cell office:value-type="float" office:value="527" calcext:value-type="float">
            <text:p>52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19" calcext:value-type="float">
            <text:p>619</text:p>
          </table:table-cell>
          <table:table-cell office:value-type="float" office:value="502" calcext:value-type="float">
            <text:p>502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605" calcext:value-type="float">
            <text:p>605</text:p>
          </table:table-cell>
          <table:table-cell office:value-type="float" office:value="589" calcext:value-type="float">
            <text:p>5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86" calcext:value-type="float">
            <text:p>586</text:p>
          </table:table-cell>
          <table:table-cell office:value-type="float" office:value="560" calcext:value-type="float">
            <text:p>56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65" calcext:value-type="float">
            <text:p>565</text:p>
          </table:table-cell>
          <table:table-cell office:value-type="float" office:value="536" calcext:value-type="float">
            <text:p>53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2" calcext:value-type="float">
            <text:p>562</text:p>
          </table:table-cell>
          <table:table-cell office:value-type="float" office:value="481" calcext:value-type="float">
            <text:p>48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61" calcext:value-type="float">
            <text:p>561</text:p>
          </table:table-cell>
          <table:table-cell office:value-type="float" office:value="511" calcext:value-type="float">
            <text:p>51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535" calcext:value-type="float">
            <text:p>535</text:p>
          </table:table-cell>
          <table:table-cell office:value-type="float" office:value="324" calcext:value-type="float">
            <text:p>324</text:p>
          </table:table-cell>
          <table:table-cell office:value-type="float" office:value="211" calcext:value-type="float">
            <text:p>2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95" calcext:value-type="float">
            <text:p>495</text:p>
          </table:table-cell>
          <table:table-cell office:value-type="float" office:value="303" calcext:value-type="float">
            <text:p>30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94" calcext:value-type="float">
            <text:p>494</text:p>
          </table:table-cell>
          <table:table-cell office:value-type="float" office:value="335" calcext:value-type="float">
            <text:p>335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453" calcext:value-type="float">
            <text:p>453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50" calcext:value-type="float">
            <text:p>450</text:p>
          </table:table-cell>
          <table:table-cell office:value-type="float" office:value="412" calcext:value-type="float">
            <text:p>4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39" calcext:value-type="float">
            <text:p>439</text:p>
          </table:table-cell>
          <table:table-cell office:value-type="float" office:value="407" calcext:value-type="float">
            <text:p>4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403" calcext:value-type="float">
            <text:p>403</text:p>
          </table:table-cell>
          <table:table-cell office:value-type="float" office:value="386" calcext:value-type="float">
            <text:p>38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400" calcext:value-type="float">
            <text:p>400</text:p>
          </table:table-cell>
          <table:table-cell office:value-type="float" office:value="221" calcext:value-type="float">
            <text:p>22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93" calcext:value-type="float">
            <text:p>393</text:p>
          </table:table-cell>
          <table:table-cell office:value-type="float" office:value="312" calcext:value-type="float">
            <text:p>31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88" calcext:value-type="float">
            <text:p>388</text:p>
          </table:table-cell>
          <table:table-cell office:value-type="float" office:value="369" calcext:value-type="float">
            <text:p>36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7" calcext:value-type="float">
            <text:p>377</text:p>
          </table:table-cell>
          <table:table-cell office:value-type="float" office:value="289" calcext:value-type="float">
            <text:p>2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5" calcext:value-type="float">
            <text:p>375</text:p>
          </table:table-cell>
          <table:table-cell office:value-type="float" office:value="220" calcext:value-type="float">
            <text:p>220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nt</text:p>
          </table:table-cell>
          <table:table-cell office:value-type="float" office:value="373" calcext:value-type="float">
            <text:p>373</text:p>
          </table:table-cell>
          <table:table-cell office:value-type="float" office:value="189" calcext:value-type="float">
            <text:p>189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54" calcext:value-type="float">
            <text:p>354</text:p>
          </table:table-cell>
          <table:table-cell office:value-type="float" office:value="318" calcext:value-type="float">
            <text:p>3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46" calcext:value-type="float">
            <text:p>346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9" calcext:value-type="float">
            <text:p>339</text:p>
          </table:table-cell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2" calcext:value-type="float">
            <text:p>332</text:p>
          </table:table-cell>
          <table:table-cell office:value-type="float" office:value="284" calcext:value-type="float">
            <text:p>284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29" calcext:value-type="float">
            <text:p>329</text:p>
          </table:table-cell>
          <table:table-cell office:value-type="float" office:value="250" calcext:value-type="float">
            <text:p>25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8" calcext:value-type="float">
            <text:p>46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25" calcext:value-type="float">
            <text:p>325</text:p>
          </table:table-cell>
          <table:table-cell office:value-type="float" office:value="207" calcext:value-type="float">
            <text:p>207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22" calcext:value-type="float">
            <text:p>322</text:p>
          </table:table-cell>
          <table:table-cell office:value-type="float" office:value="284" calcext:value-type="float">
            <text:p>28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14" calcext:value-type="float">
            <text:p>314</text:p>
          </table:table-cell>
          <table:table-cell office:value-type="float" office:value="211" calcext:value-type="float">
            <text:p>21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07" calcext:value-type="float">
            <text:p>307</text:p>
          </table:table-cell>
          <table:table-cell office:value-type="float" office:value="269" calcext:value-type="float">
            <text:p>26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305" calcext:value-type="float">
            <text:p>305</text:p>
          </table:table-cell>
          <table:table-cell office:value-type="float" office:value="235" calcext:value-type="float">
            <text:p>2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03" calcext:value-type="float">
            <text:p>303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8" calcext:value-type="float">
            <text:p>298</text:p>
          </table:table-cell>
          <table:table-cell office:value-type="float" office:value="242" calcext:value-type="float">
            <text:p>24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93" calcext:value-type="float">
            <text:p>293</text:p>
          </table:table-cell>
          <table:table-cell office:value-type="float" office:value="205" calcext:value-type="float">
            <text:p>20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_disagreemnt</text:p>
          </table:table-cell>
          <table:table-cell office:value-type="float" office:value="291" calcext:value-type="float">
            <text:p>291</text:p>
          </table:table-cell>
          <table:table-cell office:value-type="float" office:value="229" calcext:value-type="float">
            <text:p>22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5" calcext:value-type="float">
            <text:p>285</text:p>
          </table:table-cell>
          <table:table-cell office:value-type="float" office:value="222" calcext:value-type="float">
            <text:p>22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3" calcext:value-type="float">
            <text:p>283</text:p>
          </table:table-cell>
          <table:table-cell office:value-type="float" office:value="234" calcext:value-type="float">
            <text:p>23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83" calcext:value-type="float">
            <text:p>283</text:p>
          </table:table-cell>
          <table:table-cell office:value-type="float" office:value="270" calcext:value-type="float">
            <text:p>27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2" calcext:value-type="float">
            <text:p>282</text:p>
          </table:table-cell>
          <table:table-cell office:value-type="float" office:value="189" calcext:value-type="float">
            <text:p>18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278" calcext:value-type="float">
            <text:p>278</text:p>
          </table:table-cell>
          <table:table-cell office:value-type="float" office:value="250" calcext:value-type="float">
            <text:p>25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73" calcext:value-type="float">
            <text:p>273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2" calcext:value-type="float">
            <text:p>272</text:p>
          </table:table-cell>
          <table:table-cell office:value-type="float" office:value="187" calcext:value-type="float">
            <text:p>1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1" calcext:value-type="float">
            <text:p>271</text:p>
          </table:table-cell>
          <table:table-cell office:value-type="float" office:value="246" calcext:value-type="float">
            <text:p>24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71" calcext:value-type="float">
            <text:p>271</text:p>
          </table:table-cell>
          <table:table-cell office:value-type="float" office:value="151" calcext:value-type="float">
            <text:p>151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69" calcext:value-type="float">
            <text:p>269</text:p>
          </table:table-cell>
          <table:table-cell office:value-type="float" office:value="237" calcext:value-type="float">
            <text:p>23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nt</text:p>
          </table:table-cell>
          <table:table-cell office:value-type="float" office:value="263" calcext:value-type="float">
            <text:p>263</text:p>
          </table:table-cell>
          <table:table-cell office:value-type="float" office:value="148" calcext:value-type="float">
            <text:p>148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60" calcext:value-type="float">
            <text:p>260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9" calcext:value-type="float">
            <text:p>259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8" calcext:value-type="float">
            <text:p>258</text:p>
          </table:table-cell>
          <table:table-cell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5" calcext:value-type="float">
            <text:p>255</text:p>
          </table:table-cell>
          <table:table-cell office:value-type="float" office:value="246" calcext:value-type="float">
            <text:p>2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4" calcext:value-type="float">
            <text:p>254</text:p>
          </table:table-cell>
          <table:table-cell office:value-type="float" office:value="215" calcext:value-type="float">
            <text:p>2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51" calcext:value-type="float">
            <text:p>251</text:p>
          </table:table-cell>
          <table:table-cell office:value-type="float" office:value="159" calcext:value-type="float">
            <text:p>15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9" calcext:value-type="float">
            <text:p>249</text:p>
          </table:table-cell>
          <table:table-cell office:value-type="float" office:value="209" calcext:value-type="float">
            <text:p>20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48" calcext:value-type="float">
            <text:p>248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45" calcext:value-type="float">
            <text:p>245</text:p>
          </table:table-cell>
          <table:table-cell office:value-type="float" office:value="192" calcext:value-type="float">
            <text:p>19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41" calcext:value-type="float">
            <text:p>241</text:p>
          </table:table-cell>
          <table:table-cell office:value-type="float" office:value="183" calcext:value-type="float">
            <text:p>18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9" calcext:value-type="float">
            <text:p>52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ypernym.2</text:p>
          </table:table-cell>
          <table:table-cell office:value-type="float" office:value="239" calcext:value-type="float">
            <text:p>239</text:p>
          </table:table-cell>
          <table:table-cell office:value-type="float" office:value="178" calcext:value-type="float">
            <text:p>17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30" calcext:value-type="float">
            <text:p>230</text:p>
          </table:table-cell>
          <table:table-cell office:value-type="float" office:value="124" calcext:value-type="float">
            <text:p>124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30" calcext:value-type="float">
            <text:p>230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29" calcext:value-type="float">
            <text:p>229</text:p>
          </table:table-cell>
          <table:table-cell office:value-type="float" office:value="168" calcext:value-type="float">
            <text:p>168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25" calcext:value-type="float">
            <text:p>225</text:p>
          </table:table-cell>
          <table:table-cell office:value-type="float" office:value="178" calcext:value-type="float">
            <text:p>178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223" calcext:value-type="float">
            <text:p>223</text:p>
          </table:table-cell>
          <table:table-cell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c_disagreemnt</text:p>
          </table:table-cell>
          <table:table-cell office:value-type="float" office:value="220" calcext:value-type="float">
            <text:p>220</text:p>
          </table:table-cell>
          <table:table-cell office:value-type="float" office:value="119" calcext:value-type="float">
            <text:p>11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9" calcext:value-type="float">
            <text:p>219</text:p>
          </table:table-cell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8" calcext:value-type="float">
            <text:p>218</text:p>
          </table:table-cell>
          <table:table-cell office:value-type="float" office:value="177" calcext:value-type="float">
            <text:p>1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verlapping</text:p>
          </table:table-cell>
          <table:table-cell office:value-type="float" office:value="217" calcext:value-type="float">
            <text:p>217</text:p>
          </table:table-cell>
          <table:table-cell office:value-type="float" office:value="146" calcext:value-type="float">
            <text:p>146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153" calcext:value-type="float">
            <text:p>15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4" calcext:value-type="float">
            <text:p>39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20" calcext:value-type="float">
            <text:p>12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17" calcext:value-type="float">
            <text:p>117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42" calcext:value-type="float">
            <text:p>14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59" calcext:value-type="float">
            <text:p>159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20" calcext:value-type="float">
            <text:p>12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64" calcext:value-type="float">
            <text:p>16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172" calcext:value-type="float">
            <text:p>17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4" calcext:value-type="float">
            <text:p>38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121" calcext:value-type="float">
            <text:p>12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118" calcext:value-type="float">
            <text:p>11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9" calcext:value-type="float">
            <text:p>29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14" calcext:value-type="float">
            <text:p>11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153" calcext:value-type="float">
            <text:p>1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79" calcext:value-type="float">
            <text:p>46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9" calcext:value-type="float">
            <text:p>139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6" calcext:value-type="float">
            <text:p>46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2" calcext:value-type="float">
            <text:p>39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83" calcext:value-type="float">
            <text:p>8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4" calcext:value-type="float">
            <text:p>56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91" calcext:value-type="float">
            <text:p>9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3" calcext:value-type="float">
            <text:p>107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71" calcext:value-type="float">
            <text:p>7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119" calcext:value-type="float">
            <text:p>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111" calcext:value-type="float">
            <text:p>11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3" calcext:value-type="float">
            <text:p>30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6" calcext:value-type="float">
            <text:p>38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04" calcext:value-type="float">
            <text:p>1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4" calcext:value-type="float">
            <text:p>96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76" calcext:value-type="float">
            <text:p>7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01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91" calcext:value-type="float">
            <text:p>9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89" calcext:value-type="float">
            <text:p>8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3" calcext:value-type="float">
            <text:p>112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4" calcext:value-type="float">
            <text:p>9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8" calcext:value-type="float">
            <text:p>38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2" calcext:value-type="float">
            <text:p>32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47" calcext:value-type="float">
            <text:p>11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3" calcext:value-type="float">
            <text:p>2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3" calcext:value-type="float">
            <text:p>43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2" calcext:value-type="float">
            <text:p>112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67" calcext:value-type="float">
            <text:p>6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8" calcext:value-type="float">
            <text:p>114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3" calcext:value-type="float">
            <text:p>2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7" calcext:value-type="float">
            <text:p>43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7" calcext:value-type="float">
            <text:p>86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3" calcext:value-type="float">
            <text:p>39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5" calcext:value-type="float">
            <text:p>5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53" calcext:value-type="float">
            <text:p>272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1" calcext:value-type="float">
            <text:p>32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6" calcext:value-type="float">
            <text:p>114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5" calcext:value-type="float">
            <text:p>59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2" calcext:value-type="float">
            <text:p>77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3" calcext:value-type="float">
            <text:p>83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4" calcext:value-type="float">
            <text:p>6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3" calcext:value-type="float">
            <text:p>43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1" calcext:value-type="float">
            <text:p>41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1" calcext:value-type="float">
            <text:p>73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2" calcext:value-type="float">
            <text:p>85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8" calcext:value-type="float">
            <text:p>28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2" calcext:value-type="float">
            <text:p>6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8" calcext:value-type="float">
            <text:p>81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9" calcext:value-type="float">
            <text:p>75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9" calcext:value-type="float">
            <text:p>31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7" calcext:value-type="float">
            <text:p>37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3" calcext:value-type="float">
            <text:p>46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76" calcext:value-type="float">
            <text:p>10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2" calcext:value-type="float">
            <text:p>48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9" calcext:value-type="float">
            <text:p>85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6" calcext:value-type="float">
            <text:p>43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6" calcext:value-type="float">
            <text:p>29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7" calcext:value-type="float">
            <text:p>28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1" calcext:value-type="float">
            <text:p>44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4" calcext:value-type="float">
            <text:p>13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4" calcext:value-type="float">
            <text:p>28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49" calcext:value-type="float">
            <text:p>75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24" calcext:value-type="float">
            <text:p>11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7" calcext:value-type="float">
            <text:p>3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50" calcext:value-type="float">
            <text:p>17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1" calcext:value-type="float">
            <text:p>89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4" calcext:value-type="float">
            <text:p>4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3" calcext:value-type="float">
            <text:p>109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7" calcext:value-type="float">
            <text:p>179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0" calcext:value-type="float">
            <text:p>13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6" calcext:value-type="float">
            <text:p>8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9" calcext:value-type="float">
            <text:p>39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8" calcext:value-type="float">
            <text:p>44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5" calcext:value-type="float">
            <text:p>63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2" calcext:value-type="float">
            <text:p>116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5" calcext:value-type="float">
            <text:p>86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82" calcext:value-type="float">
            <text:p>12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50" calcext:value-type="float">
            <text:p>116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6" calcext:value-type="float">
            <text:p>10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41" calcext:value-type="float">
            <text:p>5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8" calcext:value-type="float">
            <text:p>6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66" calcext:value-type="float">
            <text:p>62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59" calcext:value-type="float">
            <text:p>109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6" calcext:value-type="float">
            <text:p>88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2" calcext:value-type="float">
            <text:p>83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3" calcext:value-type="float">
            <text:p>56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2" calcext:value-type="float">
            <text:p>5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9" calcext:value-type="float">
            <text:p>73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2" calcext:value-type="float">
            <text:p>62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4" calcext:value-type="float">
            <text:p>36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1" calcext:value-type="float">
            <text:p>52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2" calcext:value-type="float">
            <text:p>88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5" calcext:value-type="float">
            <text:p>96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1" calcext:value-type="float">
            <text:p>31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5" calcext:value-type="float">
            <text:p>56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12" calcext:value-type="float">
            <text:p>102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7" calcext:value-type="float">
            <text:p>31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28" calcext:value-type="float">
            <text:p>117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5" calcext:value-type="float">
            <text:p>61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9" calcext:value-type="float">
            <text:p>6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5" calcext:value-type="float">
            <text:p>39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6" calcext:value-type="float">
            <text:p>114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5" calcext:value-type="float">
            <text:p>109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5" calcext:value-type="float">
            <text:p>73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9" calcext:value-type="float">
            <text:p>64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03" calcext:value-type="float">
            <text:p>114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2" calcext:value-type="float">
            <text:p>44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8" calcext:value-type="float">
            <text:p>122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8" calcext:value-type="float">
            <text:p>31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7" calcext:value-type="float">
            <text:p>59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6" calcext:value-type="float">
            <text:p>144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94" calcext:value-type="float">
            <text:p>20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40" calcext:value-type="float">
            <text:p>135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6" calcext:value-type="float">
            <text:p>56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6" calcext:value-type="float">
            <text:p>117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9" calcext:value-type="float">
            <text:p>114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3" calcext:value-type="float">
            <text:p>104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5" calcext:value-type="float">
            <text:p>100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7" calcext:value-type="float">
            <text:p>5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4" calcext:value-type="float">
            <text:p>7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8" calcext:value-type="float">
            <text:p>100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8" calcext:value-type="float">
            <text:p>8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9" calcext:value-type="float">
            <text:p>79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4" calcext:value-type="float">
            <text:p>138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0" calcext:value-type="float">
            <text:p>109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9" calcext:value-type="float">
            <text:p>100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1" calcext:value-type="float">
            <text:p>96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8" calcext:value-type="float">
            <text:p>8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6" calcext:value-type="float">
            <text:p>61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8" calcext:value-type="float">
            <text:p>59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1" calcext:value-type="float">
            <text:p>58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5" calcext:value-type="float">
            <text:p>133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3" calcext:value-type="float">
            <text:p>109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2" calcext:value-type="float">
            <text:p>91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7" calcext:value-type="float">
            <text:p>54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3" calcext:value-type="float">
            <text:p>45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99" calcext:value-type="float">
            <text:p>22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13" calcext:value-type="float">
            <text:p>14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0" calcext:value-type="float">
            <text:p>11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7" calcext:value-type="float">
            <text:p>9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7" calcext:value-type="float">
            <text:p>77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9" calcext:value-type="float">
            <text:p>63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6" calcext:value-type="float">
            <text:p>52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8" calcext:value-type="float">
            <text:p>4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9" calcext:value-type="float">
            <text:p>44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44" calcext:value-type="float">
            <text:p>56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30" calcext:value-type="float">
            <text:p>20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7" calcext:value-type="float">
            <text:p>177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5" calcext:value-type="float">
            <text:p>167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1" calcext:value-type="float">
            <text:p>14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3" calcext:value-type="float">
            <text:p>138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1" calcext:value-type="float">
            <text:p>83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table:number-columns-repeated="2"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2" calcext:value-type="float">
            <text:p>61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4" calcext:value-type="float">
            <text:p>44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3" calcext:value-type="float">
            <text:p>44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8" calcext:value-type="float">
            <text:p>3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3" calcext:value-type="float">
            <text:p>61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94" calcext:value-type="float">
            <text:p>117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87" calcext:value-type="float">
            <text:p>114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6" calcext:value-type="float">
            <text:p>69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2" calcext:value-type="float">
            <text:p>28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6" calcext:value-type="float">
            <text:p>6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7" calcext:value-type="float">
            <text:p>41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35" calcext:value-type="float">
            <text:p>216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7" calcext:value-type="float">
            <text:p>191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2" calcext:value-type="float">
            <text:p>181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3" calcext:value-type="float">
            <text:p>122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3" calcext:value-type="float">
            <text:p>59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2" calcext:value-type="float">
            <text:p>46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4" calcext:value-type="float">
            <text:p>78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27" calcext:value-type="float">
            <text:p>22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4" calcext:value-type="float">
            <text:p>144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3" calcext:value-type="float">
            <text:p>10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2" calcext:value-type="float">
            <text:p>109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9" calcext:value-type="float">
            <text:p>8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4" calcext:value-type="float">
            <text:p>83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5" calcext:value-type="float">
            <text:p>79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6" calcext:value-type="float">
            <text:p>35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y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9" calcext:value-type="float">
            <text:p>83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5" calcext:value-type="float">
            <text:p>165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04" calcext:value-type="float">
            <text:p>107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5" calcext:value-type="float">
            <text:p>96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8" calcext:value-type="float">
            <text:p>9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1" calcext:value-type="float">
            <text:p>84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48" calcext:value-type="float">
            <text:p>69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1" calcext:value-type="float">
            <text:p>64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9" calcext:value-type="float">
            <text:p>58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8" calcext:value-type="float">
            <text:p>47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8" calcext:value-type="float">
            <text:p>44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o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16" calcext:value-type="float">
            <text:p>39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2" calcext:value-type="float">
            <text:p>200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5" calcext:value-type="float">
            <text:p>85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1" calcext:value-type="float">
            <text:p>74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4" calcext:value-type="float">
            <text:p>6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1" calcext:value-type="float">
            <text:p>38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3" calcext:value-type="float">
            <text:p>32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3" calcext:value-type="float">
            <text:p>52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5" calcext:value-type="float">
            <text:p>63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1" calcext:value-type="float">
            <text:p>187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61" calcext:value-type="float">
            <text:p>23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37" calcext:value-type="float">
            <text:p>212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6" calcext:value-type="float">
            <text:p>31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4" calcext:value-type="float">
            <text:p>6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9" calcext:value-type="float">
            <text:p>86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25" calcext:value-type="float">
            <text:p>1652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2" calcext:value-type="float">
            <text:p>151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9" calcext:value-type="float">
            <text:p>124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4" calcext:value-type="float">
            <text:p>123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48" calcext:value-type="float">
            <text:p>109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98" calcext:value-type="float">
            <text:p>108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65" calcext:value-type="float">
            <text:p>108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6" calcext:value-type="float">
            <text:p>72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1" calcext:value-type="float">
            <text:p>63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1" calcext:value-type="float">
            <text:p>117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1" calcext:value-type="float">
            <text:p>130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2" calcext:value-type="float">
            <text:p>143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38" calcext:value-type="float">
            <text:p>151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7" calcext:value-type="float">
            <text:p>11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8" calcext:value-type="float">
            <text:p>178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6" calcext:value-type="float">
            <text:p>239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hotograp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0" calcext:value-type="float">
            <text:p>245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2" calcext:value-type="float">
            <text:p>73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7" calcext:value-type="float">
            <text:p>29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42" calcext:value-type="float">
            <text:p>70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4" calcext:value-type="float">
            <text:p>5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9" calcext:value-type="float">
            <text:p>81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97" calcext:value-type="float">
            <text:p>458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15" calcext:value-type="float">
            <text:p>245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01" calcext:value-type="float">
            <text:p>24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83" calcext:value-type="float">
            <text:p>233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6" calcext:value-type="float">
            <text:p>197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7" calcext:value-type="float">
            <text:p>144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7" calcext:value-type="float">
            <text:p>13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8" calcext:value-type="float">
            <text:p>252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86" calcext:value-type="float">
            <text:p>73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54" calcext:value-type="float">
            <text:p>5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1" calcext:value-type="float">
            <text:p>45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9" calcext:value-type="float">
            <text:p>143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7" calcext:value-type="float">
            <text:p>114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30" calcext:value-type="float">
            <text:p>127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3" calcext:value-type="float">
            <text:p>14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6" calcext:value-type="float">
            <text:p>141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1" calcext:value-type="float">
            <text:p>27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4" calcext:value-type="float">
            <text:p>191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5" calcext:value-type="float">
            <text:p>191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9" calcext:value-type="float">
            <text:p>202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7" calcext:value-type="float">
            <text:p>250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8" calcext:value-type="float">
            <text:p>72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78" calcext:value-type="float">
            <text:p>533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28" calcext:value-type="float">
            <text:p>1142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7" calcext:value-type="float">
            <text:p>38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i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4" calcext:value-type="float">
            <text:p>41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9" calcext:value-type="float">
            <text:p>28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gri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49" calcext:value-type="float">
            <text:p>12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4" calcext:value-type="float">
            <text:p>144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90" calcext:value-type="float">
            <text:p>120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3" calcext:value-type="float">
            <text:p>110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22" calcext:value-type="float">
            <text:p>140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4" calcext:value-type="float">
            <text:p>128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0" calcext:value-type="float">
            <text:p>150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6" calcext:value-type="float">
            <text:p>191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90" calcext:value-type="float">
            <text:p>19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69" calcext:value-type="float">
            <text:p>305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1" calcext:value-type="float">
            <text:p>91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1" calcext:value-type="float">
            <text:p>106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90" calcext:value-type="float">
            <text:p>104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1" calcext:value-type="float">
            <text:p>86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7" calcext:value-type="float">
            <text:p>35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85" calcext:value-type="float">
            <text:p>46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31" calcext:value-type="float">
            <text:p>613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an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6" calcext:value-type="float">
            <text:p>70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3" calcext:value-type="float">
            <text:p>12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6" calcext:value-type="float">
            <text:p>76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7" calcext:value-type="float">
            <text:p>83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1" calcext:value-type="float">
            <text:p>9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2" calcext:value-type="float">
            <text:p>96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1" calcext:value-type="float">
            <text:p>151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2" calcext:value-type="float">
            <text:p>141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3" calcext:value-type="float">
            <text:p>143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48" calcext:value-type="float">
            <text:p>202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8" calcext:value-type="float">
            <text:p>60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8" calcext:value-type="float">
            <text:p>75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3" calcext:value-type="float">
            <text:p>64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7" calcext:value-type="float">
            <text:p>30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3" calcext:value-type="float">
            <text:p>54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18" calcext:value-type="float">
            <text:p>52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01" calcext:value-type="float">
            <text:p>53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7" calcext:value-type="float">
            <text:p>143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54" calcext:value-type="float">
            <text:p>104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68" calcext:value-type="float">
            <text:p>117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92" calcext:value-type="float">
            <text:p>122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6" calcext:value-type="float">
            <text:p>139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38" calcext:value-type="float">
            <text:p>143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43" calcext:value-type="float">
            <text:p>148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13" calcext:value-type="float">
            <text:p>16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5" calcext:value-type="float">
            <text:p>1824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3" calcext:value-type="float">
            <text:p>289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i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4" calcext:value-type="float">
            <text:p>34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aff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71" calcext:value-type="float">
            <text:p>60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8" calcext:value-type="float">
            <text:p>3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7" calcext:value-type="float">
            <text:p>4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ports 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6" calcext:value-type="float">
            <text:p>43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2" calcext:value-type="float">
            <text:p>45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torcycli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9" calcext:value-type="float">
            <text:p>51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2" calcext:value-type="float">
            <text:p>1178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87" calcext:value-type="float">
            <text:p>122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68" calcext:value-type="float">
            <text:p>124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65" calcext:value-type="float">
            <text:p>130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33" calcext:value-type="float">
            <text:p>13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69" calcext:value-type="float">
            <text:p>159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56" calcext:value-type="float">
            <text:p>151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4" calcext:value-type="float">
            <text:p>153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1" calcext:value-type="float">
            <text:p>177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99" calcext:value-type="float">
            <text:p>27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84" calcext:value-type="float">
            <text:p>289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85" calcext:value-type="float">
            <text:p>404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18" calcext:value-type="float">
            <text:p>421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33" calcext:value-type="float">
            <text:p>117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2" calcext:value-type="float">
            <text:p>117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jean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1" calcext:value-type="float">
            <text:p>1120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6" calcext:value-type="float">
            <text:p>421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olo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7" calcext:value-type="float">
            <text:p>86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gow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sports 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kate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15" calcext:value-type="float">
            <text:p>54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7" calcext:value-type="float">
            <text:p>60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" calcext:value-type="float">
            <text:p>7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27" calcext:value-type="float">
            <text:p>79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2" calcext:value-type="float">
            <text:p>83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3" calcext:value-type="float">
            <text:p>85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94" calcext:value-type="float">
            <text:p>16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79" calcext:value-type="float">
            <text:p>117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9" calcext:value-type="float">
            <text:p>142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78" calcext:value-type="float">
            <text:p>152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8" calcext:value-type="float">
            <text:p>16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2" calcext:value-type="float">
            <text:p>170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8" calcext:value-type="float">
            <text:p>175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1" calcext:value-type="float">
            <text:p>212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54" calcext:value-type="float">
            <text:p>246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79" calcext:value-type="float">
            <text:p>338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894" calcext:value-type="float">
            <text:p>458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hi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leevel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15" calcext:value-type="float">
            <text:p>11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tch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46" calcext:value-type="float">
            <text:p>45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oddl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yc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siness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2" calcext:value-type="float">
            <text:p>369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little 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96" calcext:value-type="float">
            <text:p>77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78" calcext:value-type="float">
            <text:p>1517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ketball playe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9" calcext:value-type="float">
            <text:p>166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nowboard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2" calcext:value-type="float">
            <text:p>175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4" calcext:value-type="float">
            <text:p>151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0" calcext:value-type="float">
            <text:p>147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8" calcext:value-type="float">
            <text:p>170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0" calcext:value-type="float">
            <text:p>1395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3" calcext:value-type="float">
            <text:p>175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1" calcext:value-type="float">
            <text:p>194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7" calcext:value-type="float">
            <text:p>227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24" calcext:value-type="float">
            <text:p>32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64" calcext:value-type="float">
            <text:p>32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1" calcext:value-type="float">
            <text:p>13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i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4" calcext:value-type="float">
            <text:p>118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91" calcext:value-type="float">
            <text:p>58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4" calcext:value-type="float">
            <text:p>112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4" calcext:value-type="float">
            <text:p>28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1" calcext:value-type="float">
            <text:p>28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video g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6" calcext:value-type="float">
            <text:p>36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ooth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88" calcext:value-type="float">
            <text:p>43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ennis player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9" calcext:value-type="float">
            <text:p>78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9" calcext:value-type="float">
            <text:p>91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5" calcext:value-type="float">
            <text:p>99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6" calcext:value-type="float">
            <text:p>99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41" calcext:value-type="float">
            <text:p>161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seball playe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1" calcext:value-type="float">
            <text:p>1931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7" calcext:value-type="float">
            <text:p>1905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6" calcext:value-type="float">
            <text:p>1775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8" calcext:value-type="float">
            <text:p>167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48" calcext:value-type="float">
            <text:p>1514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7" calcext:value-type="float">
            <text:p>160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5" calcext:value-type="float">
            <text:p>1528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3" calcext:value-type="float">
            <text:p>146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53" calcext:value-type="float">
            <text:p>139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93" calcext:value-type="float">
            <text:p>201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3" calcext:value-type="float">
            <text:p>1945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95" calcext:value-type="float">
            <text:p>3099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trave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61" calcext:value-type="float">
            <text:p>239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6" calcext:value-type="float">
            <text:p>2522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7" calcext:value-type="float">
            <text:p>253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8" calcext:value-type="float">
            <text:p>257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97" calcext:value-type="float">
            <text:p>273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27" calcext:value-type="float">
            <text:p>125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12" calcext:value-type="float">
            <text:p>328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99" calcext:value-type="float">
            <text:p>364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86" calcext:value-type="float">
            <text:p>5338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763" calcext:value-type="float">
            <text:p>747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30" calcext:value-type="float">
            <text:p>125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74" calcext:value-type="float">
            <text:p>136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3" calcext:value-type="float">
            <text:p>124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pur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76" calcext:value-type="float">
            <text:p>77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t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frisb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9" calcext:value-type="float">
            <text:p>3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2" calcext:value-type="float">
            <text:p>31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ifegu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9" calcext:value-type="float">
            <text:p>507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35" calcext:value-type="float">
            <text:p>51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tennis 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13" calcext:value-type="float">
            <text:p>56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61" calcext:value-type="float">
            <text:p>5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scat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22" calcext:value-type="float">
            <text:p>75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8" calcext:value-type="float">
            <text:p>306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88" calcext:value-type="float">
            <text:p>109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sun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7" calcext:value-type="float">
            <text:p>8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49" calcext:value-type="float">
            <text:p>121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6" calcext:value-type="float">
            <text:p>1200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7" calcext:value-type="float">
            <text:p>1198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5" calcext:value-type="float">
            <text:p>120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94" calcext:value-type="float">
            <text:p>1079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38" calcext:value-type="float">
            <text:p>963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r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e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6" calcext:value-type="float">
            <text:p>894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l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6" calcext:value-type="float">
            <text:p>1429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33" calcext:value-type="float">
            <text:p>2083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1" calcext:value-type="float">
            <text:p>143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backp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67" calcext:value-type="float">
            <text:p>147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7" calcext:value-type="float">
            <text:p>1650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7" calcext:value-type="float">
            <text:p>174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teena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5" calcext:value-type="float">
            <text:p>1755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64" calcext:value-type="float">
            <text:p>299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obile 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64" calcext:value-type="float">
            <text:p>238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91" calcext:value-type="float">
            <text:p>24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71" calcext:value-type="float">
            <text:p>266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97" calcext:value-type="float">
            <text:p>269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4" calcext:value-type="float">
            <text:p>291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occer player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8" calcext:value-type="float">
            <text:p>40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422" calcext:value-type="float">
            <text:p>7442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0" calcext:value-type="float">
            <text:p>1247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2" calcext:value-type="float">
            <text:p>1423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anc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hor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84" calcext:value-type="float">
            <text:p>117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1" calcext:value-type="float">
            <text:p>968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er</text:p>
          </table:table-cell>
          <table:table-cell office:value-type="string" calcext:value-type="string">
            <text:p>knee p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urfer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1" calcext:value-type="float">
            <text:p>30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play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9" calcext:value-type="float">
            <text:p>359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wom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" calcext:value-type="float">
            <text:p>293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lad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1" calcext:value-type="float">
            <text:p>787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98" calcext:value-type="float">
            <text:p>165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9" calcext:value-type="float">
            <text:p>1590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atter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1" calcext:value-type="float">
            <text:p>1554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9" calcext:value-type="float">
            <text:p>1553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8" calcext:value-type="float">
            <text:p>1428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19" calcext:value-type="float">
            <text:p>1171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weat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65" calcext:value-type="float">
            <text:p>1276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58" calcext:value-type="float">
            <text:p>1245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er</text:p>
          </table:table-cell>
          <table:table-cell office:value-type="string" calcext:value-type="string">
            <text:p>skateboard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27" calcext:value-type="float">
            <text:p>1132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gam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67" calcext:value-type="float">
            <text:p>1116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74" calcext:value-type="float">
            <text:p>1097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walk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5" calcext:value-type="float">
            <text:p>109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athle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9" calcext:value-type="float">
            <text:p>190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kating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64" calcext:value-type="float">
            <text:p>1826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62" calcext:value-type="float">
            <text:p>2766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3" calcext:value-type="float">
            <text:p>1931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47" calcext:value-type="float">
            <text:p>2984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76" calcext:value-type="float">
            <text:p>1007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eye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61" calcext:value-type="float">
            <text:p>526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224" calcext:value-type="float">
            <text:p>4822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98" calcext:value-type="float">
            <text:p>3969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43" calcext:value-type="float">
            <text:p>3264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kid</text:p>
          </table:table-cell>
          <table:table-cell office:value-type="string" calcext:value-type="string">
            <text:p>ki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10" calcext:value-type="float">
            <text:p>3121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42" calcext:value-type="float">
            <text:p>2794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3" calcext:value-type="float">
            <text:p>2100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oali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12" calcext:value-type="float">
            <text:p>275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97" calcext:value-type="float">
            <text:p>2729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elmet</text:p>
          </table:table-cell>
          <table:table-cell office:value-type="string" calcext:value-type="string">
            <text:p>ump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91" calcext:value-type="float">
            <text:p>25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spe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08" calcext:value-type="float">
            <text:p>25008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sun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49" calcext:value-type="float">
            <text:p>23849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1" calcext:value-type="float">
            <text:p>946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lad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5" calcext:value-type="float">
            <text:p>560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ouple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3" calcext:value-type="float">
            <text:p>3783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male 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213" meta:object-count="0"/>
    <meta:generator>LibreOffice/5.3.3.2$MacOSX_X86_64 LibreOffice_project/3d9a8b4b4e538a85e0782bd6c2d430bafe583448</meta:generator>
  </office:meta>
</office:document-meta>
</file>